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Light" svg:font-family="'Roboto Light'" style:font-pitch="variable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shadow="none"/>
    </style:style>
    <style:style style:name="Tabla1.A" style:family="table-column">
      <style:table-column-properties style:column-width="12.991cm" style:rel-column-width="7365*"/>
    </style:style>
    <style:style style:name="Tabla1.B" style:family="table-column">
      <style:table-column-properties style:column-width="12.709cm" style:rel-column-width="7205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25.7cm" table:align="margins" style:shadow="none"/>
    </style:style>
    <style:style style:name="Tabla2.A" style:family="table-column">
      <style:table-column-properties style:column-width="8.565cm" style:rel-column-width="4856*"/>
    </style:style>
    <style:style style:name="Tabla2.B" style:family="table-column">
      <style:table-column-properties style:column-width="8.527cm" style:rel-column-width="4834*"/>
    </style:style>
    <style:style style:name="Tabla2.C" style:family="table-column">
      <style:table-column-properties style:column-width="8.608cm" style:rel-column-width="4880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none" fo:border-right="none" fo:border-top="0.05pt solid #000000" fo:border-bottom="none"/>
    </style:style>
    <style:style style:name="Tabla2.C1" style:family="table-cell">
      <style:table-cell-properties fo:padding="0.097cm" fo:border-left="none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 style:shadow="none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Roboto Medium" fo:font-size="15pt" officeooo:rsid="00026fa6" officeooo:paragraph-rsid="00026fa6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officeooo:paragraph-rsid="00048c18"/>
    </style:style>
    <style:style style:name="P3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 Light" fo:font-size="15pt" fo:font-weight="bold" officeooo:rsid="00048c18" officeooo:paragraph-rsid="00048c18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 Light" fo:font-size="18pt" fo:font-weight="bold" officeooo:rsid="00026fa6" officeooo:paragraph-rsid="00026fa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Light" fo:font-size="18pt" fo:font-weight="bold" officeooo:rsid="00026fa6" officeooo:paragraph-rsid="0002b9c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 Light" fo:font-size="18pt" fo:font-weight="bold" officeooo:rsid="00048c18" officeooo:paragraph-rsid="00048c18" style:font-size-asian="18pt" style:font-weight-asian="bold" style:font-size-complex="18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-0.801cm" fo:text-align="center" style:justify-single-word="false" fo:text-indent="0cm" style:auto-text-indent="false" style:page-number="auto" fo:background-color="transparent"/>
      <style:text-properties style:font-name="Roboto Light" fo:font-size="30pt" fo:font-weight="bold" officeooo:rsid="00026fa6" officeooo:paragraph-rsid="0014b2b8" style:font-size-asian="30pt" style:font-weight-asian="bold" style:font-size-complex="3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 Light" fo:font-size="15pt" officeooo:rsid="0002b9c6" officeooo:paragraph-rsid="0002b9c6" style:font-size-asian="13.1000003814697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style:font-name="Roboto Light" fo:font-size="15pt" officeooo:rsid="00048c18" officeooo:paragraph-rsid="00048c18" style:font-size-asian="13.1000003814697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style:font-name="Roboto Light" fo:font-size="15pt" fo:font-weight="bold" officeooo:rsid="0002b9c6" officeooo:paragraph-rsid="0002b9c6" style:font-size-asian="13.1000003814697pt" style:font-weight-asian="bold" style:font-size-complex="1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Roboto Light" fo:font-size="15pt" fo:font-weight="normal" officeooo:rsid="00026fa6" officeooo:paragraph-rsid="00026fa6" style:font-size-asian="13.1000003814697pt" style:font-weight-asian="normal" style:font-size-complex="15pt" style:font-weight-complex="normal"/>
    </style:style>
    <style:style style:name="T1" style:family="text">
      <style:text-properties style:font-name="Roboto Ligh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dae4" style:font-weight-asian="bold" style:font-weight-complex="bold"/>
    </style:style>
    <style:style style:name="T4" style:family="text">
      <style:text-properties officeooo:rsid="0002b9c6"/>
    </style:style>
    <style:style style:name="T5" style:family="text">
      <style:text-properties officeooo:rsid="00048c18"/>
    </style:style>
    <style:style style:name="T6" style:family="text">
      <style:text-properties fo:font-size="9pt" style:font-size-asian="7.84999990463257pt" style:font-size-complex="9pt"/>
    </style:style>
    <style:style style:name="T7" style:family="text">
      <style:text-properties fo:font-size="9pt" officeooo:rsid="00068827" style:font-size-asian="7.84999990463257pt" style:font-size-complex="9pt"/>
    </style:style>
    <style:style style:name="T8" style:family="text">
      <style:text-properties fo:font-size="9pt" officeooo:rsid="000ddae4" style:font-size-asian="7.84999990463257pt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ce181e" style:font-name="Roboto Light" fo:font-weight="bold" officeooo:rsid="00048c18" style:font-weight-asian="bold" style:font-weight-complex="bold"/>
    </style:style>
    <style:style style:name="T12" style:family="text">
      <style:text-properties fo:color="#ce181e" style:font-name="Roboto Light" fo:font-weight="bold" officeooo:rsid="00081b51" style:font-weight-asian="bold" style:font-weight-complex="bold"/>
    </style:style>
    <style:style style:name="T13" style:family="text">
      <style:text-properties fo:color="#000000" officeooo:rsid="00048c18"/>
    </style:style>
    <style:style style:name="T14" style:family="text">
      <style:text-properties fo:color="#000000" officeooo:rsid="00081b51"/>
    </style:style>
    <style:style style:name="T15" style:family="text">
      <style:text-properties fo:color="#000000" officeooo:rsid="000bde13"/>
    </style:style>
    <style:style style:name="T16" style:family="text">
      <style:text-properties officeooo:rsid="000718ff"/>
    </style:style>
    <style:style style:name="T17" style:family="text">
      <style:text-properties officeooo:rsid="00081b51"/>
    </style:style>
    <style:style style:name="T18" style:family="text">
      <style:text-properties officeooo:rsid="000ddae4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size="5pt" officeooo:rsid="000ddae4" style:font-size-asian="5pt" style:font-size-complex="5pt"/>
    </style:style>
    <style:style style:name="T21" style:family="text">
      <style:text-properties fo:font-size="5pt" officeooo:rsid="00068827" style:font-size-asian="5pt" style:font-size-complex="5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fo:font-size="7pt" officeooo:rsid="000ddae4" style:font-size-asian="7pt" style:font-size-complex="7pt"/>
    </style:style>
    <style:style style:name="T24" style:family="text">
      <style:text-properties fo:font-size="7pt" officeooo:rsid="00068827" style:font-size-asian="7pt" style:font-size-complex="7pt"/>
    </style:style>
    <style:style style:name="T25" style:family="text">
      <style:text-properties fo:font-size="7pt" officeooo:rsid="00048c18" style:font-size-asian="7pt" style:font-size-complex="7pt"/>
    </style:style>
    <style:style style:name="T26" style:family="text">
      <style:text-properties fo:font-size="7pt" officeooo:rsid="00172da3" style:font-size-asian="7pt" style:font-size-complex="7pt"/>
    </style:style>
    <style:style style:name="T27" style:family="text">
      <style:text-properties officeooo:rsid="001127a3"/>
    </style:style>
    <style:style style:name="T28" style:family="text">
      <style:text-properties fo:font-weight="normal" officeooo:rsid="001127a3" style:font-weight-asian="normal" style:font-weight-complex="normal"/>
    </style:style>
    <style:style style:name="T29" style:family="text">
      <style:text-properties fo:font-size="6pt" officeooo:rsid="00048c18" style:font-size-asian="6pt" style:font-size-complex="6pt"/>
    </style:style>
    <style:style style:name="T30" style:family="text">
      <style:text-properties fo:font-size="6pt" officeooo:rsid="000ddae4" style:font-size-asian="6pt" style:font-size-complex="6pt"/>
    </style:style>
    <style:style style:name="T31" style:family="text">
      <style:text-properties fo:font-size="6pt" officeooo:rsid="00068827" style:font-size-asian="6pt" style:font-size-complex="6pt"/>
    </style:style>
    <style:style style:name="T32" style:family="text">
      <style:text-properties fo:font-size="6pt" officeooo:rsid="00172da3" style:font-size-asian="6pt" style:font-size-complex="6pt"/>
    </style:style>
    <style:style style:name="T33" style:family="text">
      <style:text-properties fo:font-size="6pt" fo:font-style="italic" officeooo:rsid="00048c18" style:font-size-asian="6pt" style:font-style-asian="italic" style:font-size-complex="6pt" style:font-style-complex="italic"/>
    </style:style>
    <style:style style:name="T34" style:family="text">
      <style:text-properties fo:font-size="6pt" fo:font-style="italic" officeooo:rsid="000ddae4" style:font-size-asian="6pt" style:font-style-asian="italic" style:font-size-complex="6pt" style:font-style-complex="italic"/>
    </style:style>
    <style:style style:name="T35" style:family="text">
      <style:text-properties fo:font-size="6pt" fo:font-style="italic" officeooo:rsid="00068827" style:font-size-asian="6pt" style:font-style-asian="italic" style:font-size-complex="6pt" style:font-style-complex="italic"/>
    </style:style>
    <style:style style:name="T36" style:family="text">
      <style:text-properties fo:font-size="6pt" fo:font-style="italic" officeooo:rsid="00172da3" style:font-size-asian="6pt" style:font-style-asian="italic" style:font-size-complex="6pt" style:font-style-complex="italic"/>
    </style:style>
    <style:style style:name="T37" style:family="text">
      <style:text-properties fo:font-size="6pt" fo:font-style="italic" style:text-underline-style="solid" style:text-underline-width="auto" style:text-underline-color="font-color" officeooo:rsid="00048c18" style:font-size-asian="6pt" style:font-style-asian="italic" style:font-size-complex="6pt" style:font-style-complex="italic"/>
    </style:style>
    <style:style style:name="T38" style:family="text">
      <style:text-properties fo:font-size="6pt" fo:font-style="italic" style:text-underline-style="solid" style:text-underline-width="auto" style:text-underline-color="font-color" officeooo:rsid="000ddae4" style:font-size-asian="6pt" style:font-style-asian="italic" style:font-size-complex="6pt" style:font-style-complex="italic"/>
    </style:style>
    <style:style style:name="T39" style:family="text">
      <style:text-properties fo:font-size="6pt" fo:font-style="italic" style:text-underline-style="solid" style:text-underline-width="auto" style:text-underline-color="font-color" officeooo:rsid="00068827" style:font-size-asian="6pt" style:font-style-asian="italic" style:font-size-complex="6pt" style:font-style-complex="italic"/>
    </style:style>
    <style:style style:name="T40" style:family="text">
      <style:text-properties fo:font-size="6pt" fo:font-style="italic" style:text-underline-style="solid" style:text-underline-width="auto" style:text-underline-color="font-color" officeooo:rsid="00172da3" style:font-size-asian="6pt" style:font-style-asian="italic" style:font-size-complex="6pt" style:font-style-complex="italic"/>
    </style:style>
    <style:style style:name="T41" style:family="text">
      <style:text-properties fo:font-size="6pt" fo:font-style="italic" style:text-underline-style="none" officeooo:rsid="00048c18" style:font-size-asian="6pt" style:font-style-asian="italic" style:font-size-complex="6pt" style:font-style-complex="italic"/>
    </style:style>
    <style:style style:name="T42" style:family="text">
      <style:text-properties fo:font-size="6pt" fo:font-style="italic" style:text-underline-style="none" officeooo:rsid="000ddae4" style:font-size-asian="6pt" style:font-style-asian="italic" style:font-size-complex="6pt" style:font-style-complex="italic"/>
    </style:style>
    <style:style style:name="T43" style:family="text">
      <style:text-properties fo:font-size="6pt" fo:font-style="italic" style:text-underline-style="none" officeooo:rsid="00068827" style:font-size-asian="6pt" style:font-style-asian="italic" style:font-size-complex="6pt" style:font-style-complex="italic"/>
    </style:style>
    <style:style style:name="T44" style:family="text">
      <style:text-properties fo:font-size="6pt" fo:font-style="italic" style:text-underline-style="none" officeooo:rsid="00172da3" style:font-size-asian="6pt" style:font-style-asian="italic" style:font-size-complex="6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26"/>PRESTAMO DE EQUIPO<text:tab/><text:tab/><text:tab/> <text:s text:c="2"/><text:span text:style-name="T41">F</text:span><text:span text:style-name="T42">ECHA IMPRESO</text:span><text:span text:style-name="T41">: </text:span><text:span text:style-name="T43">{</text:span><text:span text:style-name="T44">d.fecha_impreso</text:span><text:span text:style-name="T43">}</text:span></text:p>
      <text:p text:style-name="P1"><text:tab/><text:tab/><text:tab/><text:tab/><text:tab/><text:tab/><text:tab/><text:tab/><text:tab/><text:tab/><text:tab/><text:tab/><text:tab/><text:tab/><text:tab/><text:tab/><text:span text:style-name="T1">N°: </text:span><text:span text:style-name="T11">{</text:span><text:span text:style-name="T12">d.ID_PRESTAMO</text:span><text:span text:style-name="T11">}</text:span></text:p>
      <text:p text:style-name="P5">DATOS DEL <text:span text:style-name="T16">SOLICITANTE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<text:span text:style-name="T3">NOMBRE</text:span><text:span text:style-name="T2">:</text:span> <text:span text:style-name="T13">{</text:span><text:span text:style-name="T14">d.</text:span><text:span text:style-name="T15">NOMBRE</text:span><text:span text:style-name="T13">}</text:span></text:p>
          </table:table-cell>
          <table:table-cell table:style-name="Tabla1.B1" office:value-type="string">
            <text:p text:style-name="P9"><text:span text:style-name="T2">C</text:span><text:span text:style-name="T3">ODIGO</text:span><text:span text:style-name="T2">:</text:span> <text:span text:style-name="T5">{d.CODIGO_EMPLEADO}</text:span></text:p>
          </table:table-cell>
        </table:table-row>
        <table:table-row>
          <table:table-cell table:style-name="Tabla1.A2" office:value-type="string">
            <text:p text:style-name="P9"><text:span text:style-name="T2">C</text:span><text:span text:style-name="T3">ORREO</text:span><text:span text:style-name="T2">:</text:span> <text:span text:style-name="T5">{d.CORREO_EMPLEADO}</text:span></text:p>
          </table:table-cell>
          <table:table-cell table:style-name="Tabla1.B2" office:value-type="string">
            <text:p text:style-name="P9"><text:span text:style-name="T2">T</text:span><text:span text:style-name="T3">ELEFONO</text:span><text:span text:style-name="T2">:</text:span> <text:span text:style-name="T5">{d.TELEFONO}</text:span></text:p>
          </table:table-cell>
        </table:table-row>
      </table:table>
      <text:p text:style-name="P1"/>
      <text:p text:style-name="P1"/>
      <text:p text:style-name="P6">DATOS DEL <text:span text:style-name="T4">EQUIPO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<text:span text:style-name="T2">N</text:span><text:span text:style-name="T3">OMBRE</text:span><text:span text:style-name="T2">:</text:span> <text:span text:style-name="T5">{d.NOMBRE_EQUIPO}</text:span></text:p>
          </table:table-cell>
          <table:table-cell table:style-name="Tabla2.B1" office:value-type="string">
            <text:p text:style-name="P9"><text:span text:style-name="T2">N</text:span><text:span text:style-name="T3">UMERO DE SERIE</text:span><text:span text:style-name="T2">:</text:span> <text:span text:style-name="T5">{d.SERIE}</text:span></text:p>
          </table:table-cell>
          <table:table-cell table:style-name="Tabla2.C1" office:value-type="string">
            <text:p text:style-name="P9"><text:span text:style-name="T2">C</text:span><text:span text:style-name="T3">ATEGORIA</text:span><text:span text:style-name="T2">:</text:span> <text:span text:style-name="T5">{d.CATEGORIA}</text:span></text:p>
          </table:table-cell>
        </table:table-row>
        <table:table-row>
          <table:table-cell table:style-name="Tabla2.A2" table:number-columns-spanned="3" office:value-type="string">
            <text:p text:style-name="P9"><text:span text:style-name="T2">C</text:span><text:span text:style-name="T3">ARACTERISTICAS</text:span><text:span text:style-name="T2">:</text:span> <text:span text:style-name="T5">{d.CARACTERISTICAS}</text:span></text:p>
          </table:table-cell>
          <table:covered-table-cell/>
          <table:covered-table-cell/>
        </table:table-row>
      </table:table>
      <text:p text:style-name="P3"/>
      <text:p text:style-name="P3"/>
      <text:p text:style-name="P7">DATOS DEL PRESTAMO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><text:span text:style-name="T2">E</text:span><text:span text:style-name="T3">STADO SALIDA</text:span><text:span text:style-name="T2">:</text:span> <text:span text:style-name="T5">{d.ESTADO_SALIDA}</text:span></text:p>
            <text:p text:style-name="P9"/>
          </table:table-cell>
        </table:table-row>
        <table:table-row>
          <table:table-cell table:style-name="Tabla3.A2" office:value-type="string">
            <text:p text:style-name="P11">E<text:span text:style-name="T18">STADO ENTRADA</text:span>: <text:span text:style-name="T28">{d.ESTADO_ENTRADA}</text:span></text:p>
            <text:p text:style-name="P9"/>
          </table:table-cell>
        </table:table-row>
        <table:table-row>
          <table:table-cell table:style-name="Tabla3.A2" office:value-type="string">
            <text:p text:style-name="P10"><text:span text:style-name="T2">F</text:span><text:span text:style-name="T3">ECHA SALIDA</text:span><text:span text:style-name="T2">: </text:span>{<text:span text:style-name="T17">d.FECHA_SALIDA</text:span>}</text:p>
            <text:p text:style-name="P10"/>
          </table:table-cell>
        </table:table-row>
        <table:table-row>
          <table:table-cell table:style-name="Tabla3.A4" office:value-type="string">
            <text:p text:style-name="P10"><text:span text:style-name="T2">F</text:span><text:span text:style-name="T3">ECHA ENTRADA</text:span><text:span text:style-name="T2">: </text:span>{<text:span text:style-name="T17">d.FECHA_ENTRADA</text:span>}</text:p>
          </table:table-cell>
        </table:table-row>
      </table:table>
      <text:p text:style-name="P4"/>
      <text:p text:style-name="P4"><text:span text:style-name="T10"/></text:p>
      <text:p text:style-name="P4"><text:span text:style-name="T10"/></text:p>
      <text:p text:style-name="P4"><text:span text:style-name="T10"/></text:p>
      <text:p text:style-name="P2"><text:span text:style-name="T10"><text:s text:c="18"/>___________________________<text:tab/><text:tab/><text:tab/><text:tab/><text:tab/> <text:s text:c="61"/>___________________________</text:span></text:p>
      <text:p text:style-name="P4"><text:span text:style-name="T10"><text:s text:c="26"/></text:span><text:span text:style-name="T9">FIRMA SOLICITANTE</text:span><text:tab/><text:tab/><text:tab/><text:tab/><text:tab/><text:tab/><text:tab/> <text:tab/><text:tab/><text:tab/> <text:s text:c="9"/><text:span text:style-name="T9">FIRMA EMPLEADO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Light" svg:font-family="'Roboto Light'" style:font-pitch="variable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5T10:58:54.157360252</dc:date>
    <meta:editing-duration>PT1H15M32S</meta:editing-duration>
    <meta:editing-cycles>22</meta:editing-cycles>
    <meta:document-statistic meta:table-count="3" meta:image-count="0" meta:object-count="0" meta:page-count="1" meta:paragraph-count="19" meta:word-count="53" meta:character-count="825" meta:non-whitespace-character-count="511"/>
  </office:meta>
</office:document-meta>
</file>